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style:font-size-asian="11pt" style:font-size-complex="11pt"/>
    </style:style>
    <style:style style:name="P2" style:family="paragraph" style:parent-style-name="Preformatted_20_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Preformatted_20_Text" style:master-page-name="Standard">
      <style:paragraph-properties style:page-number="auto" fo:break-before="page"/>
      <style:text-properties style:font-name="Arial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laremos con: mongo objectdb oracle</text:p>
      <text:p text:style-name="P1"/>
      <text:p text:style-name="P1">o proxecto chamarase o<text:span text:style-name="T3">brigatoriamente <text:s/></text:span><text:span text:style-name="T1">Pvehiculos2"</text:span></text:p>
      <text:p text:style-name="P1"/>
      <text:p text:style-name="P1"/>
      <text:p text:style-name="P1"/>
      <text:p text:style-name="P1"/>
      <text:p text:style-name="P1">1)dispomos dun script chamado -<text:span text:style-name="T2">creavendas.</text:span><text:span text:style-name="T2">sql</text:span>- <text:s/>. que crea unha taboa de tipo obxectorelacional oracle chamada -<text:span text:style-name="T2">vendas</text:span>- que conten 4 campos , o ultimo <text:s/>dos cuais e <text:s/>de tipo obxecto. </text:p>
      <text:p text:style-name="P1"/>
      <text:p text:style-name="P1">o tipo obxecto <text:s/><text:span text:style-name="T2">tipo_veh </text:span>consta de dous campos :</text:p>
      <text:p text:style-name="P1">codveh varchar2(5),</text:p>
      <text:p text:style-name="P1">tasas number</text:p>
      <text:p text:style-name="P1"/>
      <text:p text:style-name="P1">a taboa <text:span text:style-name="T2">vendas</text:span> consta dos seguintes campos :</text:p>
      <text:p text:style-name="P1">id number primary key,</text:p>
      <text:p text:style-name="P1">dni varchar2(10),</text:p>
      <text:p text:style-name="P1">vehf tipo_veh</text:p>
      <text:p text:style-name="P1"/>
      <text:p text:style-name="P1">contido inicial da taboa vendas</text:p>
      <text:p text:style-name="P1"/>
      <text:p text:style-name="P1">ID <text:tab/>DNI<text:tab/> <text:s text:c="8"/>VEHF</text:p>
      <text:p text:style-name="P1"/>
      <text:p text:style-name="P1">1 <text:tab/>"364d"<text:tab/><text:tab/>tipo_veh("v1",200)</text:p>
      <text:p text:style-name="P1">2 <text:tab/>"361a"<text:tab/><text:tab/>tipo_veh("v5",100)</text:p>
      <text:p text:style-name="P1">3 <text:tab/>"363c"<text:tab/><text:tab/>tipo_veh("v7",300)</text:p>
      <text:p text:style-name="P1">4 <text:tab/>"366f"<text:tab/><text:tab/>tipo_veh("v9",400)</text:p>
      <text:p text:style-name="P1"/>
      <text:p text:style-name="P1"/>
      <text:p text:style-name="P1">2) dispomos <text:s/>dunha base de datos mongo chamada -<text:span text:style-name="T2">base</text:span><text:span text:style-name="T2">vehiculos </text:span>- <text:s/>que debemos crear seguindo as instrucions do ficheiro de texto -creavehiculos- </text:p>
      <text:p text:style-name="P1">o contido de dita base son duas colecions cuxo contido <text:s/>é a sua vez o seguinte:</text:p>
      <text:p text:style-name="P1"/>
      <text:p text:style-name="P1">colecion vehiculos</text:p>
      <text:p text:style-name="P1"/>
      <text:p text:style-name="P1">{_id:"v1", nomveh:"hyundai", prezoorixe: 12000,anomatricula: <text:s/>2013},</text:p>
      <text:p text:style-name="P1">{_id:"v10", nomveh:"audi", prezoorixe: 21000,anomatricula: <text:s/>2011},</text:p>
      <text:p text:style-name="P1">{_id:"v2", nomveh:"honda", prezoorixe: 21000,anomatricula: <text:s/>2015},</text:p>
      <text:p text:style-name="P1">{_id:"v3", nomveh:"seat", prezoorixe: 10000,anomatricula: <text:s/>2019},</text:p>
      <text:p text:style-name="P1">{_id:"v4", nomveh:"renault", prezoorixe: 19000,anomatricula: <text:s/>2000},</text:p>
      <text:p text:style-name="P1">{_id:"v5", nomveh:"citroen", prezoorixe: 20000,anomatricula: <text:s/>2009},</text:p>
      <text:p text:style-name="P1">{_id:"v6", nomveh:"volvo", prezoorixe: 9000,anomatricula: <text:s/>2004},</text:p>
      <text:p text:style-name="P1">{_id:"v7", nomveh:"mercedes", prezoorixe: 11000,anomatricula: <text:s/>2007},</text:p>
      <text:p text:style-name="P1">{_id:"v8", nomveh:"jaguar", prezoorixe: 13000,anomatricula: <text:s/>2010},</text:p>
      <text:p text:style-name="P1">{_id:"v9", nomveh:"mazda", prezoorixe: 9000,anomatricula: <text:s/>2015}</text:p>
      <text:p text:style-name="P1"/>
      <text:p text:style-name="P1"><text:s/>colecion clientes</text:p>
      <text:p text:style-name="P1"/>
      <text:p text:style-name="P1">{_id:"3610d", nomec:"zoila", ncompras: 0},</text:p>
      <text:p text:style-name="P1">{_id:"361a", nomec:"luis", ncompras: 0},</text:p>
      <text:p text:style-name="P1">{_id:"362b", nomec:"pedro", ncompras: 1},</text:p>
      <text:p text:style-name="P1">{_id:"363c", nomec:"paula", ncompras: 2},</text:p>
      <text:p text:style-name="P1">{_id:"364d", nomec:"eva", ncompras: 1},</text:p>
      <text:p text:style-name="P1">{_id:"365e", nomec:"jairo", ncompras: 0},</text:p>
      <text:p text:style-name="P1">{_id:"366f", nomec:"xiu", ncompras: 3},</text:p>
      <text:p text:style-name="P1">{_id:"367g", nomec:"jhon", ncompras: 1},</text:p>
      <text:p text:style-name="P1">{_id:"368h", nomec:"ainara", ncompras: 0},</text:p>
      <text:p text:style-name="P1">{_id:"369k", nomec:"uxia", ncompras: 1}</text:p>
      <text:p text:style-name="P1"/>
      <text:p text:style-name="P1"/>
      <text:p text:style-name="P1"/>
      <text:p text:style-name="P1"/>
      <text:p text:style-name="P1"><text:soft-page-break/>3) dispomos dunha clase java chamada <text:s/>: <text:span text:style-name="T2">Venfin.java </text:span>que deberemos incorporar ao proxecto</text:p>
      <text:p text:style-name="P1"/>
      <text:p text:style-name="P3">4)Crearemos unha base de datos tipo objectdb chamada -<text:span text:style-name="T2">finalveh.odb </text:span>- que debe almacenar obxectos da clase <text:span text:style-name="T2">Finalveh</text:span></text:p>
      <text:p text:style-name="P1"/>
      <text:p text:style-name="P1"/>
      <text:p text:style-name="P1"/>
      <text:p text:style-name="P1">PROXECTO : O obxectivo final do proxecto <text:span text:style-name="T2">Pvehiculos2</text:span> é que <text:s text:c="2"/>por cada venda existente na base oracle <text:s text:c="2"/>-<text:span text:style-name="T2">vendas</text:span>- <text:s/>debese gardar nunha <text:s/>base de datos objectdb chamda <text:s text:c="2"/><text:span text:style-name="T2">finalveh.odb </text:span><text:span text:style-name="T4">obxectos de tipo</text:span> <text:span text:style-name="T2">Venfin </text:span><text:span text:style-name="T4">cada un dos cales contten :</text:span></text:p>
      <text:p text:style-name="P2"/>
      <text:p text:style-name="P1">o id da venda,</text:p>
      <text:p text:style-name="P1">o dni do cliente ,</text:p>
      <text:p text:style-name="P1">o nome do cliente</text:p>
      <text:p text:style-name="P1">o nome do vehiculo </text:p>
      <text:p text:style-name="P1">o prezo final do vehiculo que se calcula segun esta formula : </text:p>
      <text:p text:style-name="P1"><text:tab/>pf =prezoorixe-((2019-anomatricula)*500)-desconto +tasas ;</text:p>
      <text:p text:style-name="P1">tendo en conta que o valor do -desconto- debera ser 500 se o cliente xa fixo algunha compara anteriormente , e 0 se non fixo ningunha</text:p>
      <text:p text:style-name="P1"/>
      <text:p text:style-name="P1"/>
      <text:p text:style-name="P1"/>
      <text:p text:style-name="P1">polo tanto o contido <text:s/>final da base <text:s/><text:span text:style-name="T2">finalveh.odb </text:span><text:s/>deberian ser obxectos tipo Venfin co seguinte contido <text:s/></text:p>
      <text:p text:style-name="P1"/>
      <text:p text:style-name="P1">ID DNI<text:tab/> <text:s text:c="4"/>NOMEC <text:s text:c="4"/>NOMEVH <text:s/><text:tab/><text:bookmark-start text:name="__DdeLink__244_2091377433"/>PREZOF<text:bookmark-end text:name="__DdeLink__244_2091377433"/></text:p>
      <text:p text:style-name="P1"/>
      <text:p text:style-name="P1">1 364d <text:s text:c="6"/>eva<text:tab/>hyundai,<text:tab/>8700</text:p>
      <text:p text:style-name="P1">2 361a <text:s text:c="6"/>luis<text:tab/>citroen<text:tab/><text:tab/>15100</text:p>
      <text:p text:style-name="P1">3 <text:s/>363c <text:s text:c="5"/>paula<text:tab/>mercedes<text:tab/>4800</text:p>
      <text:p text:style-name="P1">4 366f <text:s text:c="6"/>xiu<text:tab/><text:tab/>mazda<text:tab/><text:tab/>69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TA: <text:s text:c="8"/>para preparar o sistema :</text:p>
      <text:p text:style-name="P1">debes iniciar o servidor oracle </text:p>
      <text:p text:style-name="P1">debese conectarte a oracle como <text:s/>usuario hr contrasinal hr <text:s/></text:p>
      <text:p text:style-name="P1">debese iniciar o listener (lsnrctl start)</text:p>
      <text:p text:style-name="P1">debe ter lanzado o servidor mongo (mongod) e o cliente se che fai falla </text:p>
      <text:p text:style-name="P1">debes ter instalado objectdb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, 'Times New Roman'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gl" fo:country="ES" style:font-name-asian="Andale Sans UI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Thorndale1" fo:font-size="12pt" fo:language="es" fo:country="ES" style:font-name-asian="HG Mincho Light J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loext:contextual-spacing="false" fo:margin-top="0cm" fo:margin-bottom="0cm" style:line-height-at-least="0.176cm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21cm" fo:orphans="2" fo:widows="2" fo:hyphenation-ladder-count="no-limit"/>
      <style:text-properties fo:color="#000000" style:font-name="Times" fo:font-size="10pt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.492cm" fo:margin-left="2.499cm" fo:margin-right="1.1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2-11-26T20:05:57</meta:creation-date>
    <dc:language>es-ES</dc:language>
    <meta:editing-cycles>83</meta:editing-cycles>
    <meta:editing-duration>PT19H38M31S</meta:editing-duration>
    <dc:date>2020-03-03T11:42:15</dc:date>
    <meta:print-date>2020-02-18T10:51:11</meta:print-date>
    <meta:document-statistic meta:table-count="0" meta:image-count="0" meta:object-count="0" meta:page-count="2" meta:paragraph-count="63" meta:word-count="430" meta:character-count="3238"/>
    <meta:user-defined meta:name="Info 1"/>
    <meta:user-defined meta:name="Info 2"/>
    <meta:user-defined meta:name="Info 3"/>
    <meta:user-defined meta:name="Info 4"/>
  </office:meta>
</office:document-meta>
</file>